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ahun</text:p>
          </table:table-cell>
          <table:table-cell office:value-type="string" calcext:value-type="string">
            <text:p>persen_tumbuh_jakarta (x)</text:p>
          </table:table-cell>
          <table:table-cell office:value-type="string" calcext:value-type="string">
            <text:p>persen_tumbuh_nasional (y)</text:p>
          </table:table-cell>
          <table:table-cell table:style-name="ce2" office:value-type="string" calcext:value-type="string">
            <text:p>y*=b*x+a</text:p>
          </table:table-cell>
          <table:table-cell table:style-name="ce2" office:value-type="string" calcext:value-type="string">
            <text:p>(y*-y)^2</text:p>
          </table:table-cell>
          <table:table-cell table:style-name="ce2" office:value-type="string" calcext:value-type="string">
            <text:p>(y-mean(y))^2</text:p>
          </table:table-cell>
          <table:table-cell table:style-name="ce2" office:value-type="string" calcext:value-type="string">
            <text:p>Upper tail</text:p>
          </table:table-cell>
          <table:table-cell office:value-type="string" calcext:value-type="string">
            <text:p>bottom tail</text:p>
          </table:table-cell>
          <table:table-cell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5.95" calcext:value-type="float">
            <text:p>5.95</text:p>
          </table:table-cell>
          <table:table-cell office:value-type="float" office:value="5.5" calcext:value-type="float">
            <text:p>5.5</text:p>
          </table:table-cell>
          <table:table-cell table:formula="of:=[.$C$18]*[.B2]+[.$C$17]" office:value-type="float" office:value="5.63631561595138" calcext:value-type="float">
            <text:p>5.636315616</text:p>
          </table:table-cell>
          <table:table-cell table:formula="of:=([.D2]-[.C2])^2" office:value-type="float" office:value="0.018581947152203" calcext:value-type="float">
            <text:p>0.0185819472</text:p>
          </table:table-cell>
          <table:table-cell table:formula="of:=([.C2]-[.$C$14])^2" office:value-type="float" office:value="0.171632653061224" calcext:value-type="float">
            <text:p>0.1716326531</text:p>
          </table:table-cell>
          <table:table-cell table:formula="of:=[.D2]+[.$F$15]*[.$F$13]" office:value-type="float" office:value="5.84727676913934" calcext:value-type="float">
            <text:p>5.8472767691</text:p>
          </table:table-cell>
          <table:table-cell table:style-name="ce3" table:formula="of:=[.D2]-[.$F$15]*[.$F$13]" office:value-type="float" office:value="5.42535446276341" calcext:value-type="float">
            <text:p>5.4253544628</text:p>
          </table:table-cell>
          <table:table-cell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.44" calcext:value-type="float">
            <text:p>6.44</text:p>
          </table:table-cell>
          <table:table-cell office:value-type="float" office:value="6.35" calcext:value-type="float">
            <text:p>6.35</text:p>
          </table:table-cell>
          <table:table-cell table:formula="of:=[.$C$18]*[.B3]+[.$C$17]" office:value-type="float" office:value="6.18113700868668" calcext:value-type="float">
            <text:p>6.1811370087</text:p>
          </table:table-cell>
          <table:table-cell table:formula="of:=([.D3]-[.C3])^2" office:value-type="float" office:value="0.0285147098352836" calcext:value-type="float">
            <text:p>0.0285147098</text:p>
          </table:table-cell>
          <table:table-cell table:formula="of:=([.C3]-[.$C$14])^2" office:value-type="float" office:value="0.18984693877551" calcext:value-type="float">
            <text:p>0.1898469388</text:p>
          </table:table-cell>
          <table:table-cell table:formula="of:=[.D3]+[.$F$15]*[.$F$13]" office:value-type="float" office:value="6.39209816187464" calcext:value-type="float">
            <text:p>6.3920981619</text:p>
          </table:table-cell>
          <table:table-cell table:style-name="ce3" table:formula="of:=[.D3]-[.$F$15]*[.$F$13]" office:value-type="float" office:value="5.97017585549871" calcext:value-type="float">
            <text:p>5.9701758555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6.23" calcext:value-type="float">
            <text:p>6.23</text:p>
          </table:table-cell>
          <table:table-cell office:value-type="float" office:value="6.01" calcext:value-type="float">
            <text:p>6.01</text:p>
          </table:table-cell>
          <table:table-cell table:formula="of:=[.$C$18]*[.B4]+[.$C$17]" office:value-type="float" office:value="5.94764212608583" calcext:value-type="float">
            <text:p>5.9476421261</text:p>
          </table:table-cell>
          <table:table-cell table:formula="of:=([.D4]-[.C4])^2" office:value-type="float" office:value="0.00388850443909507" calcext:value-type="float">
            <text:p>0.0038885044</text:p>
          </table:table-cell>
          <table:table-cell table:formula="of:=([.C4]-[.$C$14])^2" office:value-type="float" office:value="0.00916122448979599" calcext:value-type="float">
            <text:p>0.0091612245</text:p>
          </table:table-cell>
          <table:table-cell table:formula="of:=[.D4]+[.$F$15]*[.$F$13]" office:value-type="float" office:value="6.1586032792738" calcext:value-type="float">
            <text:p>6.1586032793</text:p>
          </table:table-cell>
          <table:table-cell table:style-name="ce3" table:formula="of:=[.D4]-[.$F$15]*[.$F$13]" office:value-type="float" office:value="5.73668097289787" calcext:value-type="float">
            <text:p>5.7366809729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5.02" calcext:value-type="float">
            <text:p>5.02</text:p>
          </table:table-cell>
          <table:table-cell office:value-type="float" office:value="4.63" calcext:value-type="float">
            <text:p>4.63</text:p>
          </table:table-cell>
          <table:table-cell table:formula="of:=[.$C$18]*[.B5]+[.$C$17]" office:value-type="float" office:value="4.60226685014764" calcext:value-type="float">
            <text:p>4.6022668501</text:p>
          </table:table-cell>
          <table:table-cell table:formula="of:=([.D5]-[.C5])^2" office:value-type="float" office:value="0.000769127600733325" calcext:value-type="float">
            <text:p>0.0007691276</text:p>
          </table:table-cell>
          <table:table-cell table:formula="of:=([.C5]-[.$C$14])^2" office:value-type="float" office:value="1.64938979591837" calcext:value-type="float">
            <text:p>1.6493897959</text:p>
          </table:table-cell>
          <table:table-cell table:formula="of:=[.D5]+[.$F$15]*[.$F$13]" office:value-type="float" office:value="4.81322800333561" calcext:value-type="float">
            <text:p>4.8132280033</text:p>
          </table:table-cell>
          <table:table-cell table:style-name="ce3" table:formula="of:=[.D5]-[.$F$15]*[.$F$13]" office:value-type="float" office:value="4.39130569695967" calcext:value-type="float">
            <text:p>4.391305697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table:formula="of:=[.$C$18]*[.B6]+[.$C$17]" office:value-type="float" office:value="6.24784983228692" calcext:value-type="float">
            <text:p>6.2478498323</text:p>
          </table:table-cell>
          <table:table-cell table:formula="of:=([.D6]-[.C6])^2" office:value-type="float" office:value="0.002289606449886" calcext:value-type="float">
            <text:p>0.0022896064</text:p>
          </table:table-cell>
          <table:table-cell table:formula="of:=([.C6]-[.$C$14])^2" office:value-type="float" office:value="0.0816326530612249" calcext:value-type="float">
            <text:p>0.0816326531</text:p>
          </table:table-cell>
          <table:table-cell table:formula="of:=[.D6]+[.$F$15]*[.$F$13]" office:value-type="float" office:value="6.45881098547488" calcext:value-type="float">
            <text:p>6.4588109855</text:p>
          </table:table-cell>
          <table:table-cell table:style-name="ce3" table:formula="of:=[.D6]-[.$F$15]*[.$F$13]" office:value-type="float" office:value="6.03688867909895" calcext:value-type="float">
            <text:p>6.0368886791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.73" calcext:value-type="float">
            <text:p>6.73</text:p>
          </table:table-cell>
          <table:table-cell office:value-type="float" office:value="6.48" calcext:value-type="float">
            <text:p>6.48</text:p>
          </table:table-cell>
          <table:table-cell table:formula="of:=[.$C$18]*[.B7]+[.$C$17]" office:value-type="float" office:value="6.50358232275451" calcext:value-type="float">
            <text:p>6.5035823228</text:p>
          </table:table-cell>
          <table:table-cell table:formula="of:=([.D7]-[.C7])^2" office:value-type="float" office:value="0.000556125946497691" calcext:value-type="float">
            <text:p>0.0005561259</text:p>
          </table:table-cell>
          <table:table-cell table:formula="of:=([.C7]-[.$C$14])^2" office:value-type="float" office:value="0.320032653061226" calcext:value-type="float">
            <text:p>0.3200326531</text:p>
          </table:table-cell>
          <table:table-cell table:formula="of:=[.D7]+[.$F$15]*[.$F$13]" office:value-type="float" office:value="6.71454347594248" calcext:value-type="float">
            <text:p>6.7145434759</text:p>
          </table:table-cell>
          <table:table-cell table:style-name="ce3" table:formula="of:=[.D7]-[.$F$15]*[.$F$13]" office:value-type="float" office:value="6.29262116956654" calcext:value-type="float">
            <text:p>6.2926211696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6.53" calcext:value-type="float">
            <text:p>6.53</text:p>
          </table:table-cell>
          <table:table-cell office:value-type="float" office:value="6.23" calcext:value-type="float">
            <text:p>6.23</text:p>
          </table:table-cell>
          <table:table-cell table:formula="of:=[.$C$18]*[.B8]+[.$C$17]" office:value-type="float" office:value="6.28120624408704" calcext:value-type="float">
            <text:p>6.2812062441</text:p>
          </table:table-cell>
          <table:table-cell table:formula="of:=([.D8]-[.C8])^2" office:value-type="float" office:value="0.00262207943350115" calcext:value-type="float">
            <text:p>0.0026220794</text:p>
          </table:table-cell>
          <table:table-cell table:formula="of:=([.C8]-[.$C$14])^2" office:value-type="float" office:value="0.0996755102040823" calcext:value-type="float">
            <text:p>0.0996755102</text:p>
          </table:table-cell>
          <table:table-cell table:formula="of:=[.D8]+[.$F$15]*[.$F$13]" office:value-type="float" office:value="6.49216739727501" calcext:value-type="float">
            <text:p>6.4921673973</text:p>
          </table:table-cell>
          <table:table-cell table:style-name="ce3" table:formula="of:=[.D8]-[.$F$15]*[.$F$13]" office:value-type="float" office:value="6.07024509089907" calcext:value-type="float">
            <text:p>6.0702450909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/>
          <table:table-cell/>
          <table:table-cell office:value-type="string" calcext:value-type="string">
            <text:p>SS line</text:p>
          </table:table-cell>
          <table:table-cell office:value-type="string" calcext:value-type="string">
            <text:p>SS yba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sum</text:p>
          </table:table-cell>
          <table:table-cell/>
          <table:table-cell table:formula="of:=SUM([.E2:.E8])" office:value-type="float" office:value="0.0572221008571999" calcext:value-type="float">
            <text:p>0.0572221009</text:p>
          </table:table-cell>
          <table:table-cell table:formula="of:=SUM([.F2:.F8])" office:value-type="float" office:value="2.52137142857143" calcext:value-type="float">
            <text:p>2.5213714286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mean_x</text:p>
          </table:table-cell>
          <table:table-cell table:formula="of:=AVERAGE([.B2:.B8])" office:value-type="float" office:value="6.2" calcext:value-type="float">
            <text:p>6.2</text:p>
          </table:table-cell>
          <table:table-cell/>
          <table:table-cell office:value-type="string" calcext:value-type="string">
            <text:p>se_y*</text:p>
          </table:table-cell>
          <table:table-cell table:formula="of:=SQRT([.E10]/12)" office:value-type="float" office:value="0.0690543872955706" calcext:value-type="float">
            <text:p>0.069054387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ean_y</text:p>
          </table:table-cell>
          <table:table-cell table:formula="of:=AVERAGE([.C2:.C8])" office:value-type="float" office:value="5.91428571428571" calcext:value-type="float">
            <text:p>5.9142857143</text:p>
          </table:table-cell>
          <table:table-cell/>
          <table:table-cell office:value-type="string" calcext:value-type="string">
            <text:p>mean_y*</text:p>
          </table:table-cell>
          <table:table-cell table:formula="of:=AVERAGE([.D2:.D8])" office:value-type="float" office:value="5.91428571428571" calcext:value-type="float">
            <text:p>5.914285714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d_x</text:p>
          </table:table-cell>
          <table:table-cell table:formula="of:=STDEV([.B2:.B8])" office:value-type="float" office:value="0.576367938039583" calcext:value-type="float">
            <text:p>0.576367938</text:p>
          </table:table-cell>
          <table:table-cell/>
          <table:table-cell office:value-type="string" calcext:value-type="string">
            <text:p>Alpha .01 2tail</text:p>
          </table:table-cell>
          <table:table-cell office:value-type="float" office:value="3.055" calcext:value-type="float">
            <text:p>3.05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d_y</text:p>
          </table:table-cell>
          <table:table-cell table:formula="of:=STDEV([.C2:.C8])" office:value-type="float" office:value="0.648250392540237" calcext:value-type="float">
            <text:p>0.6482503925</text:p>
          </table:table-cell>
          <table:table-cell table:number-columns-repeated="2"/>
          <table:table-cell table:formula="of:=([.F14]+[.F13])" office:value-type="float" office:value="5.98334010158128" calcext:value-type="float">
            <text:p>5.98334010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formula="of:=[.C14]-[.C18]*[.C13]" office:value-type="float" office:value="-0.97937272440584" calcext:value-type="float">
            <text:p>-0.979372724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formula="of:=[.C19]*([.C16]/[.C15])" office:value-type="float" office:value="1.11188039333735" calcext:value-type="float">
            <text:p>1.11188039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erson r</text:p>
          </table:table-cell>
          <table:table-cell table:formula="of:=PEARSON([.B2:.B8];[.C2:.C8])" office:value-type="float" office:value="0.988587461001358" calcext:value-type="float">
            <text:p>0.98858746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 sequare</text:p>
          </table:table-cell>
          <table:table-cell table:formula="of:=1-([.E10]/[.F10])" office:value-type="float" office:value="0.977305168049112" calcext:value-type="float">
            <text:p>0.97730516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Y=1.1119X+0.9794</text:p>
          </table:table-cell>
          <table:table-cell table:number-columns-repeated="2"/>
          <table:table-cell office:value-type="string" calcext:value-type="string">
            <text:p>Apakah x mempengaruhi laju pertumbuhan y?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Rho = 0</text:p>
          </table:table-cell>
          <table:table-cell/>
          <table:table-cell office:value-type="string" calcext:value-type="string">
            <text:p>How much variation due to sampling error are allowable</text:p>
          </table:table-cell>
          <table:table-cell table:number-columns-repeated="3"/>
          <table:table-cell office:value-type="string" calcext:value-type="string">
            <text:p>Comfident interval</text:p>
          </table:table-cell>
        </table:table-row>
        <table:table-row table:style-name="ro2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Rho != 0</text:p>
          </table:table-cell>
          <table:table-cell/>
          <table:table-cell office:value-type="string" calcext:value-type="string">
            <text:p>before our decide that our sample not due chance?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formula="of:=([.C19]*SQRT(12))/(SQRT(1-[.C20]))" office:value-type="float" office:value="22.7322401322543" calcext:value-type="float">
            <text:p>22.7322401323</text:p>
          </table:table-cell>
          <table:table-cell/>
          <table:table-cell office:value-type="string" calcext:value-type="string">
            <text:p>kesimpulan</text:p>
          </table:table-cell>
          <table:table-cell office:value-type="string" calcext:value-type="string">
            <text:p>there is evidence to reject the nu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pha .05</text:p>
          </table:table-cell>
          <table:table-cell office:value-type="float" office:value="2.179" calcext:value-type="float">
            <text:p>2.179</text:p>
          </table:table-cell>
          <table:table-cell table:number-columns-repeated="2"/>
          <table:table-cell office:value-type="string" calcext:value-type="string">
            <text:p>there is significant relationalship between x and 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pha .01</text:p>
          </table:table-cell>
          <table:table-cell office:value-type="float" office:value="3.055" calcext:value-type="float">
            <text:p>3.05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pha .001</text:p>
          </table:table-cell>
          <table:table-cell office:value-type="float" office:value="4.318" calcext:value-type="float">
            <text:p>4.31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-statisti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-value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100*[.C33]" office:value-type="float" office:value="0.01" calcext:value-type="float">
            <text:p>0.0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Rho .95</text:p>
          </table:table-cell>
          <table:table-cell office:value-type="string" calcext:value-type="string">
            <text:p>0.964-0.996</text:p>
          </table:table-cell>
          <table:table-cell table:formula="of:=[.C19]-[.C28]*((1-[.C20])/[.C26])" office:value-type="float" office:value="0.984466457766276" calcext:value-type="float">
            <text:p>0.9844664578</text:p>
          </table:table-cell>
          <table:table-cell table:formula="of:=[.C19]+[.C28]*((1-[.C20])/[.C26])" office:value-type="float" office:value="0.99270846423644" calcext:value-type="float">
            <text:p>0.992708464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ho .99</text:p>
          </table:table-cell>
          <table:table-cell office:value-type="string" calcext:value-type="string">
            <text:p>0.948-0.9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5:05:23.631000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7:33:14.055917396</dc:date>
    <meta:generator>LibreOffice/4.2.8.2$Linux_X86_64 LibreOffice_project/420m0$Build-2</meta:generator>
    <meta:editing-duration>PT43M45S</meta:editing-duration>
    <meta:editing-cycles>6</meta:editing-cycles>
    <meta:document-statistic meta:table-count="1" meta:cell-count="127" meta:object-count="0"/>
  </office:meta>
</office:document-meta>
</file>